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05in" text:min-label-width="0.25in" text:list-level-position-and-space-mode="label-alignment">
          <style:list-level-label-alignment text:label-followed-by="listtab" fo:margin-left="0.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5in" text:min-label-width="0.25in" text:list-level-position-and-space-mode="label-alignment">
          <style:list-level-label-alignment text:label-followed-by="listtab" fo:margin-left="1.8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05in" text:min-label-width="0.25in" text:list-level-position-and-space-mode="label-alignment">
          <style:list-level-label-alignment text:label-followed-by="listtab" fo:margin-left="3.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5in" text:min-label-width="0.25in" text:list-level-position-and-space-mode="label-alignment">
          <style:list-level-label-alignment text:label-followed-by="listtab" fo:margin-left="3.8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05in" text:min-label-width="0.25in" text:list-level-position-and-space-mode="label-alignment">
          <style:list-level-label-alignment text:label-followed-by="listtab" fo:margin-left="4.3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20pt" style:font-size-asian="20pt" style:font-size-complex="20pt" fo:language="en" fo:country="GB"/>
    </style:style>
    <style:style style:name="P2" style:parent-style-name="Normal" style:family="paragraph">
      <style:paragraph-properties fo:text-align="justify"/>
    </style:style>
    <style:style style:name="T3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7" style:parent-style-name="Normal" style:family="paragraph">
      <style:paragraph-properties fo:text-align="justify" fo:text-indent="0.5in"/>
      <style:text-properties style:font-name="Arial" style:font-name-complex="Arial" fo:font-size="12pt" style:font-size-asian="12pt" style:font-size-complex="12pt"/>
    </style:style>
    <style:style style:name="P8" style:parent-style-name="Normal" style:family="paragraph">
      <style:paragraph-properties fo:text-align="justify" fo:text-indent="0.5in"/>
      <style:text-properties style:font-name="Arial" style:font-name-complex="Arial" fo:font-size="12pt" style:font-size-asian="12pt" style:font-size-complex="12pt"/>
    </style:style>
    <style:style style:name="P9" style:parent-style-name="Normal" style:family="paragraph">
      <style:paragraph-properties fo:text-align="justify" fo:text-indent="0.5in"/>
      <style:text-properties style:font-name="Arial" style:font-name-complex="Arial" fo:font-size="12pt" style:font-size-asian="12pt" style:font-size-complex="12pt"/>
    </style:style>
    <style:style style:name="P10" style:parent-style-name="Normal" style:family="paragraph">
      <style:paragraph-properties fo:text-align="justify" fo:text-indent="0.5in"/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paragraph-properties fo:text-align="justify" fo:text-indent="0.5in"/>
      <style:text-properties style:font-name="Arial" style:font-name-complex="Arial" fo:font-size="12pt" style:font-size-asian="12pt" style:font-size-complex="12pt"/>
    </style:style>
    <style:style style:name="P1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paragraph-properties fo:text-align="justify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1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4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5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6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7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8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9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1" style:parent-style-name="ListParagraph" style:list-style-name="LFO2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2" style:parent-style-name="ListParagraph" style:list-style-name="LFO2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3" style:parent-style-name="ListParagraph" style:list-style-name="LFO2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4" style:parent-style-name="ListParagraph" style:list-style-name="LFO2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5" style:parent-style-name="ListParagraph" style:list-style-name="LFO2" style:family="paragraph">
      <style:paragraph-properties fo:text-align="justify"/>
    </style:style>
    <style:style style:name="T36" style:parent-style-name="DefaultParagraphFont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Análise de Requisitos – MathGames BD</text:p>
      <text:p text:style-name="P2"><text:span text:style-name="T3">G7:</text:span><text:span text:style-name="T4"><text:s/></text:span><text:span text:style-name="T5"><text:tab/>Diogo Carvalho</text:span><text:span text:style-name="T6"><text:tab/>nmec: 92969</text:span></text:p>
      <text:p text:style-name="P7">Diogo Cunha<text:tab/><text:tab/>nmec: 95278</text:p>
      <text:p text:style-name="P8">Pedro Amaral<text:tab/>nmec: 93283</text:p>
      <text:p text:style-name="P9">Pedro Santos<text:tab/>nmec: 93221</text:p>
      <text:p text:style-name="P10">Rafael Baptista<text:tab/>nmec: 93367</text:p>
      <text:p text:style-name="P11">Ricardo Cruz<text:s/><text:tab/>nmec: 93118</text:p>
      <text:p text:style-name="P12"/>
      <text:p text:style-name="P13"><text:span text:style-name="T14">Projeto:</text:span><text:span text:style-name="T15"><text:s/></text:span><text:span text:style-name="T16">O objetivo deste projeto é o desenvolvimento de um portal web e uma app</text:span><text:span text:style-name="T17"><text:s/>mobile</text:span><text:span text:style-name="T18"><text:s/>que permitam a</text:span><text:span text:style-name="T19">o utilizar jogar vários “</text:span><text:span text:style-name="T20">jogos</text:span><text:span text:style-name="T21"><text:s/>matemáticos” (jogos de tabuleiro que envolvem alguma estratégia/raciocínio)</text:span><text:span text:style-name="T22"><text:s/>usando o computador ou dispositivos móveis.<text:s/></text:span><text:span text:style-name="T23">Deverá ser implementada uma área extra que monitoriza as interações do utilizador com o portal e a criação de torneios virtuais.</text:span></text:p>
      <text:list text:style-name="LFO1" text:continue-numbering="true">
        <text:list-item>
          <text:p text:style-name="P24">Um utilizador deverá ter um<text:s/>id, um<text:s/>username(único), email(único),<text:s/>password, um avatar,<text:s/>um rank<text:s/>para cada jogo<text:s/>e N utilizadores amigos.</text:p>
        </text:list-item>
        <text:list-item>
          <text:p text:style-name="P25">Um jogo deverá ter<text:s/>um id, um<text:s/>nome, descrição e idade recomendada.</text:p>
        </text:list-item>
        <text:list-item>
          <text:p text:style-name="P26">Uma partida deverá ter<text:s/>um id,<text:s/>um jogo, dois utilizadores, um utilizador vencedor, um estado atual,<text:s/>número de jogadas<text:s/>e<text:s/>tipo de jogo (Ranked/Casual/Torneio).</text:p>
        </text:list-item>
        <text:list-item>
          <text:p text:style-name="P27">Um comentário tem<text:s/>um id,<text:s/>um utilizador que comenta, um utilizador que é comentado, um texto e uma classificação.</text:p>
        </text:list-item>
        <text:list-item>
          <text:p text:style-name="P28">Um torneio deve ter um<text:s/>id, um<text:s/>utilizador criador,<text:s/>um nome, um jogo,<text:s/>um número<text:s/>máximo<text:s/>de participantes,<text:s/>privado/público,<text:s/>uma<text:s/>password<text:s/>e N utilizadores.</text:p>
        </text:list-item>
        <text:list-item>
          <text:p text:style-name="P29">Uma tabela banido com id do utilizador e motivo.</text:p>
        </text:list-item>
      </text:list>
      <text:p text:style-name="P30">O sistema deve ainda respeitar as seguintes restrições de integridade:</text:p>
      <text:list text:style-name="LFO2" text:continue-numbering="true">
        <text:list-item>
          <text:p text:style-name="P31">Em cada Torneio não pode haver mais utilizadores que o número<text:s/>máximo<text:s/>de participantes.</text:p>
        </text:list-item>
        <text:list-item>
          <text:p text:style-name="P32">Em uma partida os dois utilizadores não podem ser o mesmo.</text:p>
        </text:list-item>
        <text:list-item>
          <text:p text:style-name="P33">O utilizador vencedor tem de ser um dos utilizadores da partida ou nenhum.</text:p>
        </text:list-item>
        <text:list-item>
          <text:p text:style-name="P34">Em uma partida o tipo de jogo deve ser obrigatoriamente Ranked, Casual ou Torneio.</text:p>
        </text:list-item>
        <text:list-item>
          <text:p text:style-name="P35"><text:span text:style-name="T36">Em um Torneio o número máximo de participantes deve ser 2^n, n&gt;1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 style:font-name-asian="Calibri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05in" text:min-label-width="0.25in" text:list-level-position-and-space-mode="label-alignment">
          <style:list-level-label-alignment text:label-followed-by="listtab" fo:margin-left="0.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5in" text:min-label-width="0.25in" text:list-level-position-and-space-mode="label-alignment">
          <style:list-level-label-alignment text:label-followed-by="listtab" fo:margin-left="1.8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05in" text:min-label-width="0.25in" text:list-level-position-and-space-mode="label-alignment">
          <style:list-level-label-alignment text:label-followed-by="listtab" fo:margin-left="3.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5in" text:min-label-width="0.25in" text:list-level-position-and-space-mode="label-alignment">
          <style:list-level-label-alignment text:label-followed-by="listtab" fo:margin-left="3.8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05in" text:min-label-width="0.25in" text:list-level-position-and-space-mode="label-alignment">
          <style:list-level-label-alignment text:label-followed-by="listtab" fo:margin-left="4.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dro</meta:initial-creator>
    <dc:creator>pedro</dc:creator>
    <meta:creation-date>2021-03-26T18:01:00Z</meta:creation-date>
    <dc:date>2021-03-26T19:29:00Z</dc:date>
    <meta:template xlink:href="Normal.dotm" xlink:type="simple"/>
    <meta:editing-cycles>1</meta:editing-cycles>
    <meta:editing-duration>PT5280S</meta:editing-duration>
    <meta:document-statistic meta:page-count="1" meta:paragraph-count="3" meta:word-count="252" meta:character-count="1690" meta:row-count="12" meta:non-whitespace-character-count="1441"/>
  </office:meta>
</office:document-meta>
</file>